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aint Louis (1-9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5-6)</text:p>
          </table:table-cell>
          <table:table-cell office:value-type="string">
            <text:p>27</text:p>
          </table:table-cell>
          <table:table-cell office:value-type="string">
            <text:p>16</text:p>
          </table:table-cell>
          <table:table-cell office:value-type="string">
            <text:p>19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aint Lou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54</text:p>
          </table:table-cell>
          <table:table-cell office:value-type="string">
            <text:p>.14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48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0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</table:table-row>
      </table:table>
      <table:table table:name="Sheet 2">
        <table:table-row>
          <table:table-cell office:value-type="string">
            <text:p>Saint Lou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Emily Da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enny Backu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ckenzie Long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ya Taylo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32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Sien Gallop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306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Nenye Okoro 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34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Lauren Mersh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Lauren Leverenz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ennedy Cordia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22</text:p>
          </table:table-cell>
          <table:table-cell office:value-type="string">
            <text:p>150</text:p>
          </table:table-cell>
          <table:table-cell office:value-type="string">
            <text:p>.287</text:p>
          </table:table-cell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0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800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-.08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5</text:p>
          </table:table-cell>
          <table:table-cell office:value-type="string">
            <text:p>135</text:p>
          </table:table-cell>
          <table:table-cell office:value-type="string">
            <text:p>.193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